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Grande" svg:font-family="LucidaGrande"/>
    <style:font-face style:name="Neo-Symbol" svg:font-family="Neo-Symbol"/>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4336e1" style:font-name-asian="ArialMT" style:font-size-asian="12pt" style:font-weight-asian="normal" style:font-name-complex="ArialMT" style:font-size-complex="12pt" style:font-weight-complex="normal"/>
    </style:style>
    <style:style style:name="P4"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5"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5554f" officeooo:paragraph-rsid="0035554f" style:font-name-asian="ArialMT" style:font-size-asian="12pt" style:font-weight-asian="normal" style:font-name-complex="ArialMT" style:font-size-complex="12pt" style:font-weight-complex="normal"/>
    </style:style>
    <style:style style:name="P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5554f" officeooo:paragraph-rsid="00370e6c" style:font-name-asian="ArialMT" style:font-size-asian="12pt" style:font-weight-asian="normal" style:font-name-complex="ArialMT" style:font-size-complex="12pt" style:font-weight-complex="normal"/>
    </style:style>
    <style:style style:name="P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5554f" officeooo:paragraph-rsid="00523ff0" style:font-name-asian="ArialMT" style:font-size-asian="12pt" style:font-weight-asian="normal" style:font-name-complex="ArialMT" style:font-size-complex="12pt" style:font-weight-complex="normal"/>
    </style:style>
    <style:style style:name="P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76fee" officeooo:paragraph-rsid="00376fee" style:font-name-asian="ArialMT" style:font-size-asian="12pt" style:font-weight-asian="normal" style:font-name-complex="ArialMT" style:font-size-complex="12pt" style:font-weight-complex="normal"/>
    </style:style>
    <style:style style:name="P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424660" officeooo:paragraph-rsid="00424660" style:font-name-asian="ArialMT" style:font-size-asian="12pt" style:font-weight-asian="normal" style:font-name-complex="ArialMT" style:font-size-complex="12pt" style:font-weight-complex="normal"/>
    </style:style>
    <style:style style:name="P1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70e6c" officeooo:paragraph-rsid="00370e6c" style:font-name-asian="ArialMT" style:font-size-asian="12pt" style:font-weight-asian="normal" style:font-name-complex="ArialMT" style:font-size-complex="12pt" style:font-weight-complex="normal"/>
    </style:style>
    <style:style style:name="P11"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1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1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ArialMT" style:font-size-asian="12pt" style:font-weight-asian="bold" style:font-name-complex="ArialMT" style:font-size-complex="12pt" style:font-weight-complex="bold"/>
    </style:style>
    <style:style style:name="P1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officeooo:rsid="0045272a" officeooo:paragraph-rsid="0045272a" style:font-name-asian="ArialMT" style:font-size-asian="12pt" style:font-weight-asian="bold" style:font-name-complex="ArialMT" style:font-size-complex="12pt" style:font-weight-complex="bold"/>
    </style:style>
    <style:style style:name="P15"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ArialMT" style:font-size-asian="12pt" style:font-weight-asian="bold" style:font-name-complex="ArialMT" style:font-size-complex="12pt"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style:font-name-asian="ArialMT" style:font-size-asian="13pt" style:font-weight-asian="bold" style:font-name-complex="ArialMT" style:font-size-complex="13pt" style:font-weight-complex="bold"/>
    </style:style>
    <style:style style:name="P17"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1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0pt" fo:font-weight="normal" style:font-name-asian="ArialMT" style:font-size-asian="10pt" style:font-weight-asian="normal" style:font-name-complex="ArialMT" style:font-size-complex="10pt" style:font-weight-complex="normal"/>
    </style:style>
    <style:style style:name="P1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0.5pt" fo:font-weight="normal" style:font-name-asian="ArialMT" style:font-size-asian="10.5pt" style:font-weight-asian="normal" style:font-name-complex="ArialMT" style:font-size-complex="10.5pt" style:font-weight-complex="normal"/>
    </style:style>
    <style:style style:name="P2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9pt" fo:font-weight="normal" officeooo:paragraph-rsid="00816b31" style:font-name-asian="ArialMT" style:font-size-asian="9pt" style:font-weight-asian="normal" style:font-name-complex="ArialMT" style:font-size-complex="9pt" style:font-weight-complex="normal"/>
    </style:style>
    <style:style style:name="P21"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2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370e6c"/>
    </style:style>
    <style:style style:name="P2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2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rsid="0045272a" officeooo:paragraph-rsid="0045272a"/>
    </style:style>
    <style:style style:name="P25" style:family="paragraph" style:parent-style-name="Preformatted_20_Text"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style:text-underline-style="none" fo:font-weight="normal" style:font-name-asian="Helvetica" style:font-size-asian="11pt" style:font-weight-asian="normal" style:font-name-complex="Helvetica" style:font-size-complex="11pt" style:font-weight-complex="normal"/>
    </style:style>
    <style:style style:name="P26" style:family="paragraph" style:parent-style-name="Preformatted_20_Text"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27"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8"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409d33" style:font-name-asian="ArialMT" style:font-size-asian="12pt" style:font-weight-asian="normal" style:font-name-complex="ArialMT" style:font-size-complex="12pt" style:font-weight-complex="normal"/>
    </style:style>
    <style:style style:name="P29"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79ac62" style:font-name-asian="ArialMT" style:font-size-asian="12pt" style:font-weight-asian="normal" style:font-name-complex="ArialMT" style:font-size-complex="12pt" style:font-weight-complex="normal"/>
    </style:style>
    <style:style style:name="P30"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31"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42b573" style:font-name-asian="ArialMT" style:font-size-asian="12pt" style:font-weight-asian="normal" style:font-name-complex="ArialMT" style:font-size-complex="12pt" style:font-weight-complex="normal"/>
    </style:style>
    <style:style style:name="P32"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33"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509870" style:font-name-asian="ArialMT" style:font-size-asian="12pt" style:font-weight-asian="normal" style:font-name-complex="ArialMT" style:font-size-complex="12pt" style:font-weight-complex="normal"/>
    </style:style>
    <style:style style:name="P34"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5d7119" style:font-name-asian="ArialMT" style:font-size-asian="12pt" style:font-weight-asian="normal" style:font-name-complex="ArialMT" style:font-size-complex="12pt" style:font-weight-complex="normal"/>
    </style:style>
    <style:style style:name="P35"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70781f" style:font-name-asian="ArialMT" style:font-size-asian="12pt" style:font-weight-asian="normal" style:font-name-complex="ArialMT" style:font-size-complex="12pt" style:font-weight-complex="normal"/>
    </style:style>
    <style:style style:name="P36"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37"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4cbdf8" officeooo:paragraph-rsid="004cbdf8" style:font-name-asian="ArialMT" style:font-size-asian="12pt" style:font-weight-asian="normal" style:font-name-complex="ArialMT" style:font-size-complex="12pt" style:font-weight-complex="normal"/>
    </style:style>
    <style:style style:name="P38"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5ed527" officeooo:paragraph-rsid="005ed527" style:font-name-asian="ArialMT" style:font-size-asian="12pt" style:font-weight-asian="normal" style:font-name-complex="ArialMT" style:font-size-complex="12pt" style:font-weight-complex="normal"/>
    </style:style>
    <style:style style:name="P39"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6118a8" officeooo:paragraph-rsid="006118a8" style:font-name-asian="ArialMT" style:font-size-asian="12pt" style:font-weight-asian="normal" style:font-name-complex="ArialMT" style:font-size-complex="12pt" style:font-weight-complex="normal"/>
    </style:style>
    <style:style style:name="P40"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6b726f" officeooo:paragraph-rsid="006b726f" style:font-name-asian="ArialMT" style:font-size-asian="12pt" style:font-weight-asian="normal" style:font-name-complex="ArialMT" style:font-size-complex="12pt" style:font-weight-complex="normal"/>
    </style:style>
    <style:style style:name="P41"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6e7ed0" officeooo:paragraph-rsid="006e7ed0" style:font-name-asian="ArialMT" style:font-size-asian="12pt" style:font-weight-asian="normal" style:font-name-complex="ArialMT" style:font-size-complex="12pt" style:font-weight-complex="normal"/>
    </style:style>
    <style:style style:name="P42"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70781f" officeooo:paragraph-rsid="0070781f" style:font-name-asian="ArialMT" style:font-size-asian="12pt" style:font-weight-asian="normal" style:font-name-complex="ArialMT" style:font-size-complex="12pt" style:font-weight-complex="normal"/>
    </style:style>
    <style:style style:name="P43"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7af959" style:font-name-asian="ArialMT" style:font-size-asian="12pt" style:font-weight-asian="normal" style:font-name-complex="ArialMT" style:font-size-complex="12pt" style:font-weight-complex="normal"/>
    </style:style>
    <style:style style:name="P44"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45"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46"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657cad" style:font-name-asian="Helvetica" style:font-size-asian="12pt" style:font-weight-asian="normal" style:font-name-complex="Helvetica" style:font-size-complex="12pt" style:font-weight-complex="normal"/>
    </style:style>
    <style:style style:name="P47"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48"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font-name-asian="Helvetica" style:font-size-asian="12pt" style:font-name-complex="Helvetica" style:font-size-complex="12pt"/>
    </style:style>
    <style:style style:name="P49"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officeooo:rsid="00657cad" officeooo:paragraph-rsid="00657cad" style:font-name-asian="Helvetica" style:font-size-asian="12pt" style:font-name-complex="Helvetica" style:font-size-complex="12pt"/>
    </style:style>
    <style:style style:name="P50"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officeooo:rsid="007288aa" officeooo:paragraph-rsid="007288aa" style:font-name-asian="Helvetica" style:font-size-asian="12pt" style:font-name-complex="Helvetica" style:font-size-complex="12pt"/>
    </style:style>
    <style:style style:name="P51"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0pt" fo:font-weight="normal" style:font-name-asian="ArialMT" style:font-size-asian="10pt" style:font-weight-asian="normal" style:font-name-complex="ArialMT" style:font-size-complex="10pt" style:font-weight-complex="normal"/>
    </style:style>
    <style:style style:name="P52"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fo:font-weight="normal" style:font-name-asian="Helvetica" style:font-size-asian="11pt" style:font-weight-asian="normal" style:font-name-complex="Helvetica" style:font-size-complex="11pt" style:font-weight-complex="normal"/>
    </style:style>
    <style:style style:name="P53"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fo:font-weight="normal" style:font-name-asian="ArialMT" style:font-size-asian="11pt" style:font-weight-asian="normal" style:font-name-complex="ArialMT" style:font-size-complex="11pt" style:font-weight-complex="normal"/>
    </style:style>
    <style:style style:name="P54"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style:font-name-asian="Helvetica" style:font-size-asian="11pt" style:font-name-complex="Helvetica" style:font-size-complex="11pt"/>
    </style:style>
    <style:style style:name="P55"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style:font-name-asian="CourierNewPSMT" style:font-size-asian="12pt" style:font-weight-asian="normal" style:font-name-complex="CourierNewPSMT" style:font-size-complex="12pt" style:font-weight-complex="normal"/>
    </style:style>
    <style:style style:name="P56"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ospace" fo:font-size="10pt" fo:font-weight="normal" officeooo:paragraph-rsid="007b82bd" style:font-name-asian="ArialMT" style:font-size-asian="10pt" style:font-weight-asian="normal" style:font-name-complex="ArialMT" style:font-size-complex="10pt" style:font-weight-complex="normal"/>
    </style:style>
    <style:style style:name="P57"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58"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59"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rsid="004e2440" officeooo:paragraph-rsid="004e2440"/>
    </style:style>
    <style:style style:name="P60"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style:font-size-asian="10pt" style:font-size-complex="10pt"/>
    </style:style>
    <style:style style:name="P61"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style:style>
    <style:style style:name="P62"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Monospace" fo:font-size="10pt" officeooo:paragraph-rsid="007b82bd" style:font-size-asian="10pt" style:font-size-complex="10pt"/>
    </style:style>
    <style:style style:name="T1"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2" style:family="text">
      <style:text-properties style:use-window-font-color="true" fo:font-size="12pt" fo:font-weight="normal" officeooo:rsid="003db73c" style:font-name-asian="Helvetica" style:font-size-asian="12pt" style:font-weight-asian="normal" style:font-name-complex="Helvetica" style:font-size-complex="12pt" style:font-weight-complex="normal"/>
    </style:style>
    <style:style style:name="T3" style:family="text">
      <style:text-properties style:use-window-font-color="true" fo:font-size="12pt" fo:font-weight="normal" style:font-name-asian="Helvetica" style:font-size-asian="12pt" style:font-weight-asian="normal" style:font-name-complex="ArialMT" style:font-size-complex="12pt" style:font-weight-complex="normal"/>
    </style:style>
    <style:style style:name="T4"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5"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6" style:family="text">
      <style:text-properties style:use-window-font-color="true" fo:font-size="12pt" fo:font-weight="normal" officeooo:rsid="0024e755" style:font-name-asian="ArialMT" style:font-size-asian="12pt" style:font-weight-asian="normal" style:font-name-complex="ArialMT" style:font-size-complex="12pt" style:font-weight-complex="normal"/>
    </style:style>
    <style:style style:name="T7" style:family="text">
      <style:text-properties style:use-window-font-color="true" fo:font-size="12pt" fo:font-weight="normal" officeooo:rsid="00385849" style:font-name-asian="ArialMT" style:font-size-asian="12pt" style:font-weight-asian="normal" style:font-name-complex="ArialMT" style:font-size-complex="12pt" style:font-weight-complex="normal"/>
    </style:style>
    <style:style style:name="T8" style:family="text">
      <style:text-properties style:use-window-font-color="true" fo:font-size="12pt" fo:font-weight="normal" officeooo:rsid="003db73c" style:font-name-asian="ArialMT" style:font-size-asian="12pt" style:font-weight-asian="normal" style:font-name-complex="ArialMT" style:font-size-complex="12pt" style:font-weight-complex="normal"/>
    </style:style>
    <style:style style:name="T9" style:family="text">
      <style:text-properties style:use-window-font-color="true" fo:font-size="12pt" fo:font-weight="normal" officeooo:rsid="0042b573" style:font-name-asian="ArialMT" style:font-size-asian="12pt" style:font-weight-asian="normal" style:font-name-complex="ArialMT" style:font-size-complex="12pt" style:font-weight-complex="normal"/>
    </style:style>
    <style:style style:name="T10" style:family="text">
      <style:text-properties style:use-window-font-color="true" fo:font-size="12pt" fo:font-weight="normal" officeooo:rsid="00370e6c" style:font-name-asian="ArialMT" style:font-size-asian="12pt" style:font-weight-asian="normal" style:font-name-complex="ArialMT" style:font-size-complex="12pt" style:font-weight-complex="normal"/>
    </style:style>
    <style:style style:name="T11" style:family="text">
      <style:text-properties style:use-window-font-color="true" fo:font-size="12pt" fo:font-weight="normal" officeooo:rsid="00424660" style:font-name-asian="ArialMT" style:font-size-asian="12pt" style:font-weight-asian="normal" style:font-name-complex="ArialMT" style:font-size-complex="12pt" style:font-weight-complex="normal"/>
    </style:style>
    <style:style style:name="T12" style:family="text">
      <style:text-properties style:use-window-font-color="true" fo:font-size="12pt" fo:font-weight="normal" officeooo:rsid="0045c3fb" style:font-name-asian="ArialMT" style:font-size-asian="12pt" style:font-weight-asian="normal" style:font-name-complex="ArialMT" style:font-size-complex="12pt" style:font-weight-complex="normal"/>
    </style:style>
    <style:style style:name="T13" style:family="text">
      <style:text-properties style:use-window-font-color="true" fo:font-size="12pt" fo:font-weight="normal" officeooo:rsid="00475487" style:font-name-asian="ArialMT" style:font-size-asian="12pt" style:font-weight-asian="normal" style:font-name-complex="ArialMT" style:font-size-complex="12pt" style:font-weight-complex="normal"/>
    </style:style>
    <style:style style:name="T14" style:family="text">
      <style:text-properties style:use-window-font-color="true" fo:font-size="12pt" fo:font-weight="normal" officeooo:rsid="00500294" style:font-name-asian="ArialMT" style:font-size-asian="12pt" style:font-weight-asian="normal" style:font-name-complex="ArialMT" style:font-size-complex="12pt" style:font-weight-complex="normal"/>
    </style:style>
    <style:style style:name="T15" style:family="text">
      <style:text-properties style:use-window-font-color="true" fo:font-size="12pt" fo:font-weight="normal" officeooo:rsid="00523ff0" style:font-name-asian="ArialMT" style:font-size-asian="12pt" style:font-weight-asian="normal" style:font-name-complex="ArialMT" style:font-size-complex="12pt" style:font-weight-complex="normal"/>
    </style:style>
    <style:style style:name="T16" style:family="text">
      <style:text-properties style:use-window-font-color="true" fo:font-size="12pt" fo:font-weight="normal" officeooo:rsid="0052fcd8" style:font-name-asian="ArialMT" style:font-size-asian="12pt" style:font-weight-asian="normal" style:font-name-complex="ArialMT" style:font-size-complex="12pt" style:font-weight-complex="normal"/>
    </style:style>
    <style:style style:name="T17" style:family="text">
      <style:text-properties style:use-window-font-color="true" fo:font-size="12pt" fo:font-weight="normal" officeooo:rsid="005ac496" style:font-name-asian="ArialMT" style:font-size-asian="12pt" style:font-weight-asian="normal" style:font-name-complex="ArialMT" style:font-size-complex="12pt" style:font-weight-complex="normal"/>
    </style:style>
    <style:style style:name="T18" style:family="text">
      <style:text-properties style:use-window-font-color="true" fo:font-size="12pt" fo:font-weight="normal" officeooo:rsid="006b3093" style:font-name-asian="ArialMT" style:font-size-asian="12pt" style:font-weight-asian="normal" style:font-name-complex="ArialMT" style:font-size-complex="12pt" style:font-weight-complex="normal"/>
    </style:style>
    <style:style style:name="T19" style:family="text">
      <style:text-properties style:use-window-font-color="true" fo:font-size="12pt" fo:font-weight="normal" officeooo:rsid="0070781f" style:font-name-asian="ArialMT" style:font-size-asian="12pt" style:font-weight-asian="normal" style:font-name-complex="ArialMT" style:font-size-complex="12pt" style:font-weight-complex="normal"/>
    </style:style>
    <style:style style:name="T20" style:family="text">
      <style:text-properties style:use-window-font-color="true" fo:font-size="12pt" fo:font-weight="normal" officeooo:rsid="0070ff40" style:font-name-asian="ArialMT" style:font-size-asian="12pt" style:font-weight-asian="normal" style:font-name-complex="ArialMT" style:font-size-complex="12pt" style:font-weight-complex="normal"/>
    </style:style>
    <style:style style:name="T21" style:family="text">
      <style:text-properties style:use-window-font-color="true" fo:font-size="12pt" fo:font-weight="normal" officeooo:rsid="0071bf6d" style:font-name-asian="ArialMT" style:font-size-asian="12pt" style:font-weight-asian="normal" style:font-name-complex="ArialMT" style:font-size-complex="12pt" style:font-weight-complex="normal"/>
    </style:style>
    <style:style style:name="T22" style:family="text">
      <style:text-properties style:use-window-font-color="true" fo:font-size="12pt" fo:font-weight="normal" officeooo:rsid="00742d5e" style:font-name-asian="ArialMT" style:font-size-asian="12pt" style:font-weight-asian="normal" style:font-name-complex="ArialMT" style:font-size-complex="12pt" style:font-weight-complex="normal"/>
    </style:style>
    <style:style style:name="T23" style:family="text">
      <style:text-properties style:use-window-font-color="true" fo:font-size="12pt" fo:font-weight="normal" officeooo:rsid="00749df2" style:font-name-asian="ArialMT" style:font-size-asian="12pt" style:font-weight-asian="normal" style:font-name-complex="ArialMT" style:font-size-complex="12pt" style:font-weight-complex="normal"/>
    </style:style>
    <style:style style:name="T24" style:family="text">
      <style:text-properties style:use-window-font-color="true" fo:font-size="12pt" fo:font-weight="normal" officeooo:rsid="0074f28c" style:font-name-asian="ArialMT" style:font-size-asian="12pt" style:font-weight-asian="normal" style:font-name-complex="ArialMT" style:font-size-complex="12pt" style:font-weight-complex="normal"/>
    </style:style>
    <style:style style:name="T25" style:family="text">
      <style:text-properties style:use-window-font-color="true" fo:font-size="12pt" fo:font-weight="normal" style:font-name-asian="CourierNewPSMT" style:font-size-asian="12pt" style:font-weight-asian="normal" style:font-name-complex="CourierNewPSMT" style:font-size-complex="12pt" style:font-weight-complex="normal"/>
    </style:style>
    <style:style style:name="T26"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27" style:family="text">
      <style:text-properties style:use-window-font-color="true" fo:font-size="12pt" fo:font-style="italic" fo:font-weight="normal" officeooo:rsid="003e227d" style:font-name-asian="Helvetica" style:font-size-asian="12pt" style:font-style-asian="italic" style:font-weight-asian="normal" style:font-name-complex="Helvetica" style:font-size-complex="12pt" style:font-style-complex="italic" style:font-weight-complex="normal"/>
    </style:style>
    <style:style style:name="T28" style:family="text">
      <style:text-properties style:use-window-font-color="true" fo:font-size="12pt" fo:font-style="italic" fo:font-weight="normal" officeooo:rsid="003fcfee" style:font-name-asian="Helvetica" style:font-size-asian="12pt" style:font-style-asian="italic" style:font-weight-asian="normal" style:font-name-complex="Helvetica" style:font-size-complex="12pt" style:font-style-complex="italic" style:font-weight-complex="normal"/>
    </style:style>
    <style:style style:name="T29" style:family="text">
      <style:text-properties style:use-window-font-color="true" fo:font-size="12pt" fo:font-style="italic" fo:font-weight="normal" officeooo:rsid="003fdd0b" style:font-name-asian="Helvetica" style:font-size-asian="12pt" style:font-style-asian="italic" style:font-weight-asian="normal" style:font-name-complex="Helvetica" style:font-size-complex="12pt" style:font-style-complex="italic" style:font-weight-complex="normal"/>
    </style:style>
    <style:style style:name="T30" style:family="text">
      <style:text-properties style:use-window-font-color="true" fo:font-size="12pt" fo:font-style="italic" fo:font-weight="normal" officeooo:rsid="00475487" style:font-name-asian="ArialMT" style:font-size-asian="12pt" style:font-style-asian="italic" style:font-weight-asian="normal" style:font-name-complex="ArialMT" style:font-size-complex="12pt" style:font-style-complex="italic" style:font-weight-complex="normal"/>
    </style:style>
    <style:style style:name="T31" style:family="text">
      <style:text-properties style:use-window-font-color="true" fo:font-size="12pt" fo:font-style="italic" fo:font-weight="normal" officeooo:rsid="00500294" style:font-name-asian="ArialMT" style:font-size-asian="12pt" style:font-style-asian="italic" style:font-weight-asian="normal" style:font-name-complex="ArialMT" style:font-size-complex="12pt" style:font-style-complex="italic" style:font-weight-complex="normal"/>
    </style:style>
    <style:style style:name="T32"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33"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34" style:family="text">
      <style:text-properties style:use-window-font-color="true" fo:font-size="9pt" fo:font-weight="normal" style:font-name-asian="Neo-Symbol" style:font-size-asian="9pt" style:font-weight-asian="normal" style:font-name-complex="Neo-Symbol" style:font-size-complex="9pt" style:font-weight-complex="normal"/>
    </style:style>
    <style:style style:name="T35" style:family="text">
      <style:text-properties style:use-window-font-color="true" style:font-name="Courier New" fo:font-size="12pt" fo:font-weight="normal" style:font-name-asian="ArialMT" style:font-size-asian="12pt" style:font-weight-asian="normal" style:font-name-complex="ArialMT" style:font-size-complex="12pt" style:font-weight-complex="normal"/>
    </style:style>
    <style:style style:name="T36" style:family="text">
      <style:text-properties style:use-window-font-color="true" style:font-name="Arial" fo:font-weight="normal" style:font-name-asian="Helvetica" style:font-weight-asian="normal" style:font-name-complex="Helvetica" style:font-weight-complex="normal"/>
    </style:style>
    <style:style style:name="T37" style:family="text">
      <style:text-properties style:use-window-font-color="true" fo:font-weight="normal" style:font-name-asian="CourierNewPSMT" style:font-weight-asian="normal" style:font-name-complex="CourierNewPSMT" style:font-weight-complex="normal"/>
    </style:style>
    <style:style style:name="T38" style:family="text">
      <style:text-properties style:use-window-font-color="true" fo:font-weight="normal" style:font-name-asian="ArialMT" style:font-weight-asian="normal" style:font-name-complex="ArialMT" style:font-weight-complex="normal"/>
    </style:style>
    <style:style style:name="T39" style:family="text">
      <style:text-properties style:use-window-font-color="true" fo:font-weight="normal" officeooo:rsid="007b82bd" style:font-name-asian="ArialMT" style:font-weight-asian="normal" style:font-name-complex="ArialMT" style:font-weight-complex="normal"/>
    </style:style>
    <style:style style:name="T40" style:family="text">
      <style:text-properties style:use-window-font-color="true" fo:font-weight="normal" officeooo:rsid="0028e79a" style:font-name-asian="ArialMT" style:font-weight-asian="normal" style:font-name-complex="ArialMT" style:font-weight-complex="normal"/>
    </style:style>
    <style:style style:name="T41" style:family="text">
      <style:text-properties style:font-name="Courier New"/>
    </style:style>
    <style:style style:name="T42" style:family="text">
      <style:text-properties style:font-name="Courier New" style:font-name-asian="CourierNewPSMT" style:font-name-complex="CourierNewPSMT"/>
    </style:style>
    <style:style style:name="T43" style:family="text">
      <style:text-properties style:font-name="Courier New" fo:font-size="11pt" fo:font-weight="normal" style:font-size-asian="11pt" style:font-weight-asian="normal" style:font-size-complex="11pt" style:font-weight-complex="normal"/>
    </style:style>
    <style:style style:name="T44" style:family="text">
      <style:text-properties style:font-name="Courier New" fo:font-size="11pt" fo:font-weight="normal" officeooo:rsid="007e8b4b" style:font-size-asian="11pt" style:font-weight-asian="normal" style:font-size-complex="11pt" style:font-weight-complex="normal"/>
    </style:style>
    <style:style style:name="T45" style:family="text">
      <style:text-properties style:font-name="Courier New" fo:font-size="11pt" style:text-underline-style="none" style:font-size-asian="11pt" style:font-size-complex="11pt"/>
    </style:style>
    <style:style style:name="T46" style:family="text">
      <style:text-properties style:font-name="Courier New" fo:font-size="11pt" style:font-size-asian="11pt" style:font-size-complex="11pt"/>
    </style:style>
    <style:style style:name="T47" style:family="text">
      <style:text-properties style:font-name="Courier New" fo:font-size="10pt" officeooo:rsid="0070781f" style:font-name-asian="CourierNewPSMT" style:font-size-asian="10pt" style:font-name-complex="CourierNewPSMT" style:font-size-complex="10pt"/>
    </style:style>
    <style:style style:name="T48" style:family="text">
      <style:text-properties style:font-name="Courier New" fo:font-size="10pt" officeooo:rsid="0070781f" style:font-size-asian="10pt" style:font-size-complex="10pt"/>
    </style:style>
    <style:style style:name="T49" style:family="text">
      <style:text-properties fo:font-size="12pt" fo:font-weight="normal" style:font-name-asian="ArialMT" style:font-weight-asian="normal" style:font-name-complex="ArialMT"/>
    </style:style>
    <style:style style:name="T50" style:family="text">
      <style:text-properties fo:font-weight="normal" style:font-weight-asian="normal" style:font-weight-complex="normal"/>
    </style:style>
    <style:style style:name="T51" style:family="text">
      <style:text-properties fo:font-weight="normal" officeooo:rsid="00657cad" style:font-weight-asian="normal" style:font-weight-complex="normal"/>
    </style:style>
    <style:style style:name="T52" style:family="text">
      <style:text-properties fo:font-weight="normal" officeooo:rsid="006642d8" style:font-weight-asian="normal" style:font-weight-complex="normal"/>
    </style:style>
    <style:style style:name="T53" style:family="text">
      <style:text-properties fo:font-weight="normal" officeooo:rsid="0071bf6d" style:font-weight-asian="normal" style:font-weight-complex="normal"/>
    </style:style>
    <style:style style:name="T54" style:family="text">
      <style:text-properties fo:font-weight="normal" officeooo:rsid="00742d5e" style:font-weight-asian="normal" style:font-weight-complex="normal"/>
    </style:style>
    <style:style style:name="T55" style:family="text">
      <style:text-properties style:font-name-asian="ArialMT" style:font-name-complex="ArialMT"/>
    </style:style>
    <style:style style:name="T56" style:family="text">
      <style:text-properties officeooo:rsid="007fba84" style:font-name-asian="ArialMT" style:font-name-complex="ArialMT"/>
    </style:style>
    <style:style style:name="T57" style:family="text">
      <style:text-properties style:font-name-asian="Helvetica" style:font-name-complex="Helvetica"/>
    </style:style>
    <style:style style:name="T58" style:family="text">
      <style:text-properties fo:font-weight="bold" style:font-name-asian="ArialMT" style:font-weight-asian="bold" style:font-name-complex="ArialMT" style:font-weight-complex="bold"/>
    </style:style>
    <style:style style:name="T59" style:family="text">
      <style:text-properties fo:font-weight="bold" style:font-weight-asian="bold" style:font-weight-complex="bold"/>
    </style:style>
    <style:style style:name="T60" style:family="text">
      <style:text-properties fo:color="#000000" fo:font-weight="normal" style:font-name-asian="LucidaGrande" style:font-weight-asian="normal" style:font-name-complex="LucidaGrande" style:font-weight-complex="normal"/>
    </style:style>
    <style:style style:name="T61" style:family="text">
      <style:text-properties fo:color="#000000" fo:font-weight="normal" officeooo:rsid="002af2c4" style:font-name-asian="LucidaGrande" style:font-weight-asian="normal" style:font-name-complex="LucidaGrande" style:font-weight-complex="normal"/>
    </style:style>
    <style:style style:name="T62" style:family="text">
      <style:text-properties fo:color="#000000" fo:font-weight="normal" officeooo:rsid="006642d8" style:font-name-asian="LucidaGrande" style:font-weight-asian="normal" style:font-name-complex="LucidaGrande" style:font-weight-complex="normal"/>
    </style:style>
    <style:style style:name="T63" style:family="text">
      <style:text-properties style:font-name-asian="CourierNewPSMT" style:font-name-complex="CourierNewPSMT"/>
    </style:style>
    <style:style style:name="T64" style:family="text">
      <style:text-properties style:font-name="Arial"/>
    </style:style>
    <style:style style:name="T65" style:family="text">
      <style:text-properties style:font-name="Arial" fo:font-size="12pt" fo:font-weight="normal" style:font-size-asian="12pt" style:font-weight-asian="normal" style:font-size-complex="12pt" style:font-weight-complex="normal"/>
    </style:style>
    <style:style style:name="T66" style:family="text">
      <style:text-properties fo:color="#000080" fo:font-size="12pt" fo:font-weight="normal" style:font-name-asian="ArialMT" style:font-size-asian="12pt" style:font-weight-asian="normal" style:font-name-complex="ArialMT" style:font-size-complex="12pt" style:font-weight-complex="normal"/>
    </style:style>
    <style:style style:name="T67" style:family="text">
      <style:text-properties fo:color="#000080" fo:font-size="12pt" fo:font-weight="normal" officeooo:rsid="00385849" style:font-name-asian="ArialMT" style:font-size-asian="12pt" style:font-weight-asian="normal" style:font-name-complex="ArialMT" style:font-size-complex="12pt" style:font-weight-complex="normal"/>
    </style:style>
    <style:style style:name="T68" style:family="text">
      <style:text-properties officeooo:rsid="00242b0e"/>
    </style:style>
    <style:style style:name="T69" style:family="text">
      <style:text-properties officeooo:rsid="002c4479"/>
    </style:style>
    <style:style style:name="T70" style:family="text">
      <style:text-properties officeooo:rsid="002ddafe"/>
    </style:style>
    <style:style style:name="T71" style:family="text">
      <style:text-properties officeooo:rsid="002df959"/>
    </style:style>
    <style:style style:name="T72" style:family="text">
      <style:text-properties officeooo:rsid="002faf04"/>
    </style:style>
    <style:style style:name="T73" style:family="text">
      <style:text-properties officeooo:rsid="0031df84"/>
    </style:style>
    <style:style style:name="T74" style:family="text">
      <style:text-properties officeooo:rsid="0035554f"/>
    </style:style>
    <style:style style:name="T75" style:family="text">
      <style:text-properties officeooo:rsid="00370e6c"/>
    </style:style>
    <style:style style:name="T76" style:family="text">
      <style:text-properties fo:font-style="italic" officeooo:rsid="004c522b" style:font-style-asian="italic" style:font-style-complex="italic"/>
    </style:style>
    <style:style style:name="T77" style:family="text">
      <style:text-properties fo:font-style="italic" officeooo:rsid="004cbdf8" style:font-style-asian="italic" style:font-style-complex="italic"/>
    </style:style>
    <style:style style:name="T78" style:family="text">
      <style:text-properties officeooo:rsid="00418986"/>
    </style:style>
    <style:style style:name="T79" style:family="text">
      <style:text-properties officeooo:rsid="00424660"/>
    </style:style>
    <style:style style:name="T80" style:family="text">
      <style:text-properties officeooo:rsid="0042b573"/>
    </style:style>
    <style:style style:name="T81" style:family="text">
      <style:text-properties officeooo:rsid="004865e8"/>
    </style:style>
    <style:style style:name="T82" style:family="text">
      <style:text-properties officeooo:rsid="004c522b"/>
    </style:style>
    <style:style style:name="T83" style:family="text">
      <style:text-properties officeooo:rsid="004cbdf8"/>
    </style:style>
    <style:style style:name="T84" style:family="text">
      <style:text-properties officeooo:rsid="004e2440"/>
    </style:style>
    <style:style style:name="T85" style:family="text">
      <style:text-properties officeooo:rsid="00505737"/>
    </style:style>
    <style:style style:name="T86" style:family="text">
      <style:text-properties officeooo:rsid="00509870"/>
    </style:style>
    <style:style style:name="T87" style:family="text">
      <style:text-properties officeooo:rsid="00523ff0"/>
    </style:style>
    <style:style style:name="T88" style:family="text">
      <style:text-properties fo:font-size="10pt" officeooo:rsid="00223601" style:font-size-asian="10pt" style:font-size-complex="10pt"/>
    </style:style>
    <style:style style:name="T89" style:family="text">
      <style:text-properties fo:font-size="11pt" officeooo:rsid="0042b573" style:font-size-asian="11pt" style:font-size-complex="11pt"/>
    </style:style>
    <style:style style:name="T90" style:family="text">
      <style:text-properties officeooo:rsid="005d7119"/>
    </style:style>
    <style:style style:name="T91" style:family="text">
      <style:text-properties officeooo:rsid="005f241b"/>
    </style:style>
    <style:style style:name="T92" style:family="text">
      <style:text-properties officeooo:rsid="006118a8"/>
    </style:style>
    <style:style style:name="T93" style:family="text">
      <style:text-properties officeooo:rsid="00614224"/>
    </style:style>
    <style:style style:name="T94" style:family="text">
      <style:text-properties officeooo:rsid="0062cc91"/>
    </style:style>
    <style:style style:name="T95" style:family="text">
      <style:text-properties officeooo:rsid="00657cad"/>
    </style:style>
    <style:style style:name="T96" style:family="text">
      <style:text-properties officeooo:rsid="0067a895"/>
    </style:style>
    <style:style style:name="T97" style:family="text">
      <style:text-properties officeooo:rsid="00698f1a"/>
    </style:style>
    <style:style style:name="T98" style:family="text">
      <style:text-properties officeooo:rsid="006993d2"/>
    </style:style>
    <style:style style:name="T99" style:family="text">
      <style:text-properties officeooo:rsid="006b3093"/>
    </style:style>
    <style:style style:name="T100" style:family="text">
      <style:text-properties officeooo:rsid="006e7ed0"/>
    </style:style>
    <style:style style:name="T101" style:family="text">
      <style:text-properties officeooo:rsid="0070781f"/>
    </style:style>
    <style:style style:name="T102" style:family="text">
      <style:text-properties officeooo:rsid="0070ff40"/>
    </style:style>
    <style:style style:name="T103" style:family="text">
      <style:text-properties officeooo:rsid="0071bf6d"/>
    </style:style>
    <style:style style:name="T104" style:family="text">
      <style:text-properties officeooo:rsid="00759076"/>
    </style:style>
    <style:style style:name="T105" style:family="text">
      <style:text-properties officeooo:rsid="007618ea"/>
    </style:style>
    <style:style style:name="T106" style:family="text">
      <style:text-properties officeooo:rsid="0076d32c"/>
    </style:style>
    <style:style style:name="T107" style:family="text">
      <style:text-properties officeooo:rsid="00771cd8"/>
    </style:style>
    <style:style style:name="T108" style:family="text">
      <style:text-properties officeooo:rsid="0079ac62"/>
    </style:style>
    <style:style style:name="T109" style:family="text">
      <style:text-properties officeooo:rsid="007af959"/>
    </style:style>
    <style:style style:name="T110" style:family="text">
      <style:text-properties officeooo:rsid="007b3f49"/>
    </style:style>
    <style:style style:name="T111" style:family="text">
      <style:text-properties officeooo:rsid="007c0282"/>
    </style:style>
    <style:style style:name="T112" style:family="text">
      <style:text-properties style:text-position="0% 100%" style:font-name-asian="Helvetica" style:font-name-complex="Helvetica"/>
    </style:style>
    <style:style style:name="T113" style:family="text">
      <style:text-properties officeooo:rsid="007d197b"/>
    </style:style>
    <style:style style:name="T114" style:family="text">
      <style:text-properties officeooo:rsid="00816b31"/>
    </style:style>
    <style:style style:name="T115" style:family="text">
      <style:text-properties officeooo:rsid="0085d0f6"/>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32">Université </text:span><text:span text:style-name="T33">de </text:span><text:span text:style-name="T32">Montpellier</text:span></text:p>
      <text:p text:style-name="P23"><text:span text:style-name="T32">Faculté des Sciences</text:span><text:span text:style-name="T1"> </text:span></text:p>
      <text:p text:style-name="P16">Département Informatique</text:p>
      <text:p text:style-name="P12"/>
      <text:p text:style-name="P23"><text:span text:style-name="T26">Filière</text:span><text:span text:style-name="T4"> : M</text:span><text:span text:style-name="T5">aster</text:span><text:span text:style-name="T4"> </text:span><text:span text:style-name="T5">I</text:span><text:span text:style-name="T4">nformatique</text:span><text:span text:style-name="T1"> <text:tab/><text:tab/><text:tab/><text:tab/><text:tab/></text:span><text:span text:style-name="T26">Intervenant :</text:span><text:span text:style-name="T4"> Chouki TIBERMACINE</text:span></text:p>
      <text:p text:style-name="P12"/>
      <text:p text:style-name="P12"/>
      <text:p text:style-name="P17">TP EJB 1</text:p>
      <text:p text:style-name="P12"/>
      <text:p text:style-name="P12"/>
      <text:p text:style-name="P23"><text:span text:style-name="T32">Objectifs du TD</text:span><text:span text:style-name="T1"> </text:span></text:p>
      <text:p text:style-name="P23"><text:span text:style-name="T34">-</text:span><text:span text:style-name="T1"> </text:span><text:span text:style-name="T2">Écrire</text:span><text:span text:style-name="T4"> un composant EJB session sous l'</text:span><text:span text:style-name="T8">IDE </text:span><text:span text:style-name="T2">Eclipse</text:span></text:p>
      <text:p text:style-name="P23"><text:span text:style-name="T34">-</text:span><text:span text:style-name="T1"> </text:span><text:span text:style-name="T2">Écrire</text:span><text:span text:style-name="T4"> un composant Web et le connecter au composant EJB</text:span></text:p>
      <text:p text:style-name="P23"><text:span text:style-name="T34">-</text:span><text:span text:style-name="T1"> </text:span><text:span text:style-name="T4">Déployer les composants dans le serveur d'application </text:span><text:span text:style-name="T7">WildFly</text:span><text:span text:style-name="T4"> </text:span><text:span text:style-name="T7">de Redhat (jBoss)</text:span></text:p>
      <text:p text:style-name="P23"><text:span text:style-name="T34">-</text:span><text:span text:style-name="T1"> </text:span><text:span text:style-name="T4">Écrire une application « client-</text:span><text:span text:style-name="T8">lourd »</text:span><text:span text:style-name="T4"> du composant EJB et l'exécuter en dehors d</text:span><text:span text:style-name="T8">e la JVM du</text:span><text:span text:style-name="T4"> serveur</text:span></text:p>
      <text:p text:style-name="P13"/>
      <text:p text:style-name="P23"><text:span text:style-name="T26">Exercice 1.</text:span><text:span text:style-name="T1"> </text:span><text:span text:style-name="T27">Ci-dessous, l’énoncé de l’exercice, </text:span><text:span text:style-name="T29">suivi du</text:span><text:span text:style-name="T28"> détail de l</text:span><text:span text:style-name="T27">a démarche à suivre.</text:span></text:p>
      <text:list xml:id="list1554572901" text:style-name="L1">
        <text:list-item>
          <text:p text:style-name="P27">Écrire un composant EJB session sans état qui permet de faire la conversion d'un montant en euros dans d'autres monnaies (Dollars américains/canadiens, Yen, ...),</text:p>
        </text:list-item>
        <text:list-item text:start-value="1">
          <text:p text:style-name="P28">Écrire une page HTML qui contient un formulaire de saisie du montant et du choix de la monnaie cible</text:p>
        </text:list-item>
        <text:list-item>
          <text:p text:style-name="P28">Écrire une page JSP qui récupère les informations saisies dans le formulaire HTML et qui utilise le bean session pour effectuer la conversion de monnaie selon les taux de change en cours, disponibles dans <text:span text:style-name="T78">le document XML à </text:span>cet URL <text:span text:style-name="T78">de la banque centrale européenne </text:span>: </text:p>
          <text:p text:style-name="P57"><text:a xlink:type="simple" xlink:href="http://www.ecb.europa.eu/stats/eurofxref/eurofxref-daily.xml" text:style-name="Internet_20_link" text:visited-style-name="Visited_20_Internet_20_Link"><text:span text:style-name="T66">http</text:span></text:a><text:a xlink:type="simple" xlink:href="http://www.ecb.europa.eu/stats/eurofxref/eurofxref-daily.xml" text:style-name="Internet_20_link" text:visited-style-name="Visited_20_Internet_20_Link"><text:span text:style-name="T67">s</text:span></text:a><text:a xlink:type="simple" xlink:href="http://www.ecb.europa.eu/stats/eurofxref/eurofxref-daily.xml" text:style-name="Internet_20_link" text:visited-style-name="Visited_20_Internet_20_Link"><text:span text:style-name="T66">://www.ecb.europa.eu/stats/eurofxref/eurofxref-daily.xml</text:span></text:a></text:p>
        </text:list-item>
        <text:list-item>
          <text:p text:style-name="P27">Déployer toute l'application dans le serveur d'application libre <text:span text:style-name="T74">WildFly</text:span> <text:span text:style-name="T74">de JBoss/Redhat</text:span></text:p>
        </text:list-item>
        <text:list-item>
          <text:p text:style-name="P27">Tester l'application sur votre navigateur Web.</text:p>
        </text:list-item>
      </text:list>
      <text:p text:style-name="P2"/>
      <text:p text:style-name="P3"><text:span text:style-name="T59">Installations nécessaires.</text:span><text:span text:style-name="T57"> </text:span></text:p>
      <text:p text:style-name="P14"><text:span text:style-name="T81">1. </text:span>Sur les postes de la salle de TP à la FDS :</text:p>
      <text:p text:style-name="P9">Démarrer une session sous Linux et copier l’archive ZIP wildfly-<text:span text:style-name="T87">&lt;xxx&gt;</text:span>.zip qui se trouve dans mon répertoire d’accueil :</text:p>
      <text:p text:style-name="P8"><text:span text:style-name="T79">cp </text:span>~ctibermacine/<text:span text:style-name="T87">as/wildfly-*.zip .</text:span></text:p>
      <text:p text:style-name="P5"/>
      <text:p text:style-name="P7">La désarchiver <text:span text:style-name="T87">pour obtenir un répertoire que je vais appeler WildFly_Home dans la suite du sujet.</text:span></text:p>
      <text:p text:style-name="P7"/>
      <text:p text:style-name="P7"><text:span text:style-name="T87">É</text:span>diter le fichier standalone.xml qui se trouve dans <text:span text:style-name="T75">le dossier </text:span>:</text:p>
      <text:p text:style-name="P6"><text:span text:style-name="T87">W</text:span>ild<text:span text:style-name="T87">F</text:span>ly_<text:span text:style-name="T87">Home</text:span>/standlone/configuration/</text:p>
      <text:p text:style-name="P10"/>
      <text:p text:style-name="P22"><text:span text:style-name="T10">Remplacer le port HTTP 8080 </text:span><text:span text:style-name="T11">(déjà utilisé par un serveur Tomcat lancé </text:span><text:span text:style-name="T15">par défaut </text:span><text:span text:style-name="T11">sur le poste) </text:span><text:span text:style-name="T10">par </text:span><text:span text:style-name="T11">le port </text:span><text:span text:style-name="T10">8081</text:span></text:p>
      <text:p text:style-name="P10"/>
      <text:p text:style-name="P24"><text:span text:style-name="T16">Télécharger </text:span><text:span text:style-name="T12">eclipse-installer </text:span><text:span text:style-name="T13">et </text:span><text:span text:style-name="T16">lancer l’installation d’</text:span><text:span text:style-name="T13">« </text:span><text:span text:style-name="T30">Eclipse IDE for Java EE Developers</text:span><text:span text:style-name="T13"> » </text:span><text:span text:style-name="T16">comme indiqué ici :</text:span></text:p>
      <text:p text:style-name="P24"><text:a xlink:type="simple" xlink:href="https://moodle.umontpellier.fr/mod/page/view.php?id=131074" text:style-name="Internet_20_link" text:visited-style-name="Visited_20_Internet_20_Link"><text:span text:style-name="T16">https://moodle.umontpellier.fr/mod/page/view.php?id=131074</text:span></text:a></text:p>
      <text:p text:style-name="P11"/>
      <text:p text:style-name="P11"/>
      <text:p text:style-name="P14"><text:soft-page-break/><text:span text:style-name="T81">2. </text:span>Sur vos machines personnelles :</text:p>
      <text:p text:style-name="P21"><text:span text:style-name="T4">Les </text:span><text:span text:style-name="T13">trois</text:span><text:span text:style-name="T4"> outils suivants doivent être installés sur votre machine </text:span><text:span text:style-name="T9">personnelle si vous voulez réaliser le TP chez vous</text:span><text:span text:style-name="T4"> :</text:span><text:span text:style-name="T1"> </text:span></text:p>
      <text:list xml:id="list1607617855" text:style-name="L2">
        <text:list-item>
          <text:p text:style-name="P31">le JDK <text:span text:style-name="T80">(1.8 minimum) </text:span>:</text:p>
          <text:p text:style-name="P31"><text:a xlink:type="simple" xlink:href="http://www.oracle.com/technetwork/java/javase/downloads/index.html" text:style-name="Internet_20_link" text:visited-style-name="Visited_20_Internet_20_Link"><text:span text:style-name="T88">http://www.oracle.com/technetwork/java/javase/downloads/index.html</text:span></text:a></text:p>
        </text:list-item>
        <text:list-item>
          <text:p text:style-name="P30">l'<text:span text:style-name="T80">IDE Eclipse Java EE </text:span>: </text:p>
          <text:p text:style-name="P51"><text:a xlink:type="simple" xlink:href="https://www.eclipse.org/downloads/packages/release/2018-09/r/eclipse-ide-java-ee-developers" text:style-name="Internet_20_link" text:visited-style-name="Visited_20_Internet_20_Link">https://www.eclipse.org/downloads/packages/release/2018-09/r/eclipse-ide-java-ee-developers</text:a></text:p>
        </text:list-item>
        <text:list-item>
          <text:p text:style-name="P31"><text:span text:style-name="T80">le serveur d’application Java EE WildFly copié et désarchivé précédemment, téléchargeable ici : </text:span><text:a xlink:type="simple" xlink:href="http://wildfly.org/downloads/" text:style-name="Internet_20_link" text:visited-style-name="Visited_20_Internet_20_Link"><text:span text:style-name="T89">http://wildfly.org/downloads/</text:span></text:a></text:p>
        </text:list-item>
      </text:list>
      <text:p text:style-name="P15"/>
      <text:p text:style-name="P21"><text:span text:style-name="T26">Une fois l'environnement installé, voici la procédure à suivre pour réaliser le TP.</text:span><text:span text:style-name="T1"> </text:span></text:p>
      <text:list xml:id="list1079776243" text:style-name="L3">
        <text:list-header>
          <text:p text:style-name="P32"/>
        </text:list-header>
        <text:list-item>
          <text:p text:style-name="P32"><text:span text:style-name="T68">L</text:span>ancer <text:span text:style-name="T82">eclipse</text:span> (<text:span text:style-name="T82">ajouter un alias eclipse-jee à votre .bashrc par exemple</text:span>)</text:p>
          <text:p text:style-name="P32"/>
        </text:list-item>
        <text:list-item>
          <text:p text:style-name="P32">Créer un nouveau projet Java EE :</text:p>
          <text:list>
            <text:list-item>
              <text:p text:style-name="P32">cliquer sur File -&gt; <text:s/>New -<text:span text:style-name="T82">&gt; Enterprise Application </text:span>Project</text:p>
            </text:list-item>
            <text:list-item>
              <text:p text:style-name="P32">donner un nom à votre projet (Converter), choisir un répertoire pour votre projet (<text:span text:style-name="T82">répertoire dans votre workspace</text:span> <text:span text:style-name="T82">Eclipse</text:span> <text:span text:style-name="T82">où </text:span>vos sources et le <text:span text:style-name="T82">bytecode vont être placés</text:span>)</text:p>
            </text:list-item>
            <text:list-item>
              <text:p text:style-name="P32">choisir le serveur d'application où vont être déployés vos composants : lors du premier démarrage, ajouter un serveur d'application <text:span text:style-name="T82">(</text:span><text:span text:style-name="T76">Target Runtime</text:span><text:span text:style-name="T82">)</text:span></text:p>
              <text:list>
                <text:list-item>
                  <text:p text:style-name="P32">cliquer sur <text:span text:style-name="T83">New</text:span>...</text:p>
                </text:list-item>
                <text:list-item>
                  <text:p text:style-name="P32">choisir « <text:span text:style-name="T77">JBoss Community </text:span><text:span text:style-name="T83">»</text:span>, puis « <text:span text:style-name="T77">WildFly 14 </text:span><text:span text:style-name="T83">», et ensuite </text:span>cliquer sur Next</text:p>
                </text:list-item>
                <text:list-item>
                  <text:p text:style-name="P37">donner lui un nom, qui va être affiché dans la liste des cibles potentielles de déploiement</text:p>
                </text:list-item>
                <text:list-item>
                  <text:p text:style-name="P32">choisir le chemin d'installation du serveur d'application (cliquer sur Browse, puis aller vers le répertoire où vous avez <text:span text:style-name="T84">désarchivé</text:span> <text:span text:style-name="T84">WildFly</text:span>)</text:p>
                </text:list-item>
                <text:list-item>
                  <text:p text:style-name="P58"><text:span text:style-name="T49">l</text:span><text:span text:style-name="T4">aisser les paramètres par défaut, puis cliquer sur Finish. </text:span></text:p>
                </text:list-item>
                <text:list-item>
                  <text:p text:style-name="P59"><text:span text:style-name="T4">choisir un répertoire de base pour déployer votre application : aller vers le répertoire standalone (c’est le type de serveur WildFly qu’on va utiliser) et sélectionner le fichier standalone.xml, que vous avez édité précédemment, </text:span><text:span text:style-name="T14">comme «</text:span><text:span text:style-name="T31"> configuration file</text:span><text:span text:style-name="T14"> »</text:span></text:p>
                </text:list-item>
              </text:list>
            </text:list-item>
            <text:list-item>
              <text:p text:style-name="P32">cliquer sur Finish</text:p>
              <text:p text:style-name="P33"><text:span text:style-name="T85">Eclipse</text:span> va créer un répertoire pour l'application <text:span text:style-name="T85">d’entreprise/</text:span>principale (Converter) avec plusieurs sous-répertoires de configuration</text:p>
            </text:list-item>
            <text:list-item>
              <text:p text:style-name="P34"><text:span text:style-name="T86">créer deux projets correspondants à </text:span>deux composants (un composant EJB Converter<text:span text:style-name="T85">EJB</text:span> et un composant Web Converter<text:span text:style-name="T85">Web</text:span>). <text:span text:style-name="T90">Associer à chaque fois chacun des projets au projet Converter (cocher la case « Add projet to an EAR »).</text:span></text:p>
              <text:p text:style-name="P38">Laisser les paramètres par défaut, sauf lors de l’<text:span text:style-name="T91">étape de</text:span> <text:span text:style-name="T91">configuration du composant EJB, </text:span>décocher la case « Create an EJB Client JAR ... ».</text:p>
              <text:p text:style-name="P34"><text:span text:style-name="T90">Eclipse créera pour c</text:span>hacun des deux composants un répertoire <text:span text:style-name="T90">comportant</text:span> plusieurs sous-répertoires contenant les sources et les fichiers de configuration. </text:p>
            </text:list-item>
          </text:list>
          <text:p text:style-name="P32"/>
        </text:list-item>
        <text:list-item>
          <text:p text:style-name="P58"><text:span text:style-name="T4">Implémenter le bean session :</text:span><text:span text:style-name="T1"> </text:span></text:p>
          <text:list>
            <text:list-item>
              <text:p text:style-name="P58"><text:span text:style-name="T4">cliquer avec le bouton droit de la souris sur l'icône du composant EJB dans le menu <text:s/>à gauche (Converter</text:span><text:span text:style-name="T17">EJB</text:span><text:span text:style-name="T4">)</text:span><text:span text:style-name="T1"> </text:span></text:p>
            </text:list-item>
            <text:list-item>
              <text:p text:style-name="P32">choisir New -&gt; Session Bean... </text:p>
            </text:list-item>
            <text:list-item>
              <text:p text:style-name="P32">donner <text:span text:style-name="T92">des</text:span> nom<text:span text:style-name="T92">s</text:span> <text:span text:style-name="T92">au package (converter) et à la classe d</text:span>u bean (ConverterBean)</text:p>
            </text:list-item>
            <text:list-item>
              <text:p text:style-name="P32">s'assurer que le type de bean session est bien Stateless</text:p>
            </text:list-item>
            <text:list-item>
              <text:p text:style-name="P39">dans la rubrique « Create Business Interface », cocher « Remote » et décocher « No-Interface View ». Donner à cette interface le nom : converter.IConverter</text:p>
              <text:p text:style-name="P32"><text:soft-page-break/><text:span text:style-name="T94">Laisser les paramètres par défaut et Eclipse</text:span> va créer une <text:span text:style-name="T92">interface Java (IConverter) et une </text:span>classe (ConverterBean)</text:p>
            </text:list-item>
            <text:list-item>
              <text:p text:style-name="P32">ajouter la déclaration de la méthode suivante <text:span text:style-name="T93">dans l’interface IConverter </text:span>:</text:p>
              <text:list>
                <text:list-header>
                  <text:p text:style-name="P60"><text:bookmark-start text:name="__DdeLink__592_1120800796"/><text:span text:style-name="T37">public double euroToOtherCurrency(double amount, String currencyCode);</text:span><text:bookmark-end text:name="__DdeLink__592_1120800796"/><text:span text:style-name="T36"> </text:span></text:p>
                </text:list-header>
              </text:list>
            </text:list-item>
          </text:list>
          <text:p text:style-name="P32"/>
        </text:list-item>
        <text:list-item>
          <text:p text:style-name="P32">Éditer la classe du bean :</text:p>
          <text:list>
            <text:list-item>
              <text:p text:style-name="P58"><text:span text:style-name="T4">ajouter la méthode de l'interface puis écrire son implémentation</text:span><text:span text:style-name="T1"> </text:span></text:p>
            </text:list-item>
            <text:list-item>
              <text:p text:style-name="P45">dans cette implémentation, utiliser l'URL suivant (qui a été donné dans la page précédente) pour rechercher le taux de change courant :</text:p>
            </text:list-item>
          </text:list>
        </text:list-item>
      </text:list>
      <text:list xml:id="list308532648082" text:continue-list="list1554572901" text:style-name="L1">
        <text:list-item>
          <text:list>
            <text:list-header>
              <text:p text:style-name="P47"><text:a xlink:type="simple" xlink:href="http://www.ecb.europa.eu/stats/eurofxref/eurofxref-daily.xml" text:style-name="Internet_20_link" text:visited-style-name="Visited_20_Internet_20_Link"><text:span text:style-name="T55">http</text:span></text:a><text:a xlink:type="simple" xlink:href="http://www.ecb.europa.eu/stats/eurofxref/eurofxref-daily.xml" text:style-name="Internet_20_link" text:visited-style-name="Visited_20_Internet_20_Link"><text:span text:style-name="T56">s</text:span></text:a><text:a xlink:type="simple" xlink:href="http://www.ecb.europa.eu/stats/eurofxref/eurofxref-daily.xml" text:style-name="Internet_20_link" text:visited-style-name="Visited_20_Internet_20_Link"><text:span text:style-name="T55">://www.ecb.europa.eu/stats/eurofxref/eurofxref-daily.xml</text:span></text:a></text:p>
            </text:list-header>
          </text:list>
        </text:list-item>
      </text:list>
      <text:list xml:id="list307331810646" text:continue-list="list1079776243" text:style-name="L3">
        <text:list-item>
          <text:list>
            <text:list-item>
              <text:p text:style-name="P45">pour analyser ce document XML, utiliser le parser jDOM 2 qu’<text:span text:style-name="T95">il faudra </text:span>télécharger depuis le site suivant (voir l'extrait de code donné plus loin pour commencer à utiliser jDOM) :</text:p>
              <text:p text:style-name="P45"><text:a xlink:type="simple" xlink:href="http://www.jdom.org/downloads/" text:style-name="Internet_20_link" text:visited-style-name="Visited_20_Internet_20_Link">http://www.jdom.org/downloads/</text:a></text:p>
            </text:list-item>
            <text:list-item>
              <text:p text:style-name="P46">décompresser l'archive ZIP téléchargée dans le répertoire de votre choix </text:p>
            </text:list-item>
            <text:list-item>
              <text:p text:style-name="P49"><text:span text:style-name="T50">créer un répertoire lib dans le projet de l’application Enterprise (Converter) : cliquer avec le bouton droit de la souris sur le </text:span><text:span text:style-name="T53">répertoire EarContent de votre </text:span><text:span text:style-name="T50">projet Converter, et choisir New &gt; Folder. Donner un nom au répertoire : lib</text:span></text:p>
              <text:p text:style-name="P50"><text:span text:style-name="T50">Seul le contenu de ce répertoire </text:span><text:span text:style-name="T54">(dans lequel on met la plupart du temps des bibliothèques) </text:span><text:span text:style-name="T50">est par défaut déployé dans le serveur</text:span></text:p>
            </text:list-item>
            <text:list-item>
              <text:p text:style-name="P49"><text:span text:style-name="T50">importer le fichier <text:s/></text:span><text:span text:style-name="T60">jdom-</text:span><text:span text:style-name="T61">xxx</text:span><text:span text:style-name="T60">.jar dans le répertoire lib créé plus haut</text:span></text:p>
            </text:list-item>
            <text:list-item>
              <text:p text:style-name="P46">ajouter le JAR dans le CLASSPATH du composant EJB :</text:p>
              <text:p text:style-name="P48"><text:span text:style-name="T50">cliquer sur le bouton droit de la souris sur le composant EJB, choisir « </text:span><text:span text:style-name="T51">Build Path » et ensuite « Configure Build Path... ». Dans l’onglet « Libraries »</text:span><text:span text:style-name="T50">, cliquer sur « Add JAR</text:span><text:span text:style-name="T52">s...</text:span><text:span text:style-name="T50"> » et indiquer le chemin jusqu'à « </text:span><text:span text:style-name="T60">jdom-</text:span><text:span text:style-name="T62">xxx</text:span><text:span text:style-name="T60">.jar »</text:span></text:p>
            </text:list-item>
            <text:list-item>
              <text:p text:style-name="P45">Voici un extrait de code Java pour commencer (ajouter les import <text:span text:style-name="T96">nécessaires depuis les packages javax.net et org.jdom2, </text:span>et les try-catch <text:span text:style-name="T96">qu’il faut</text:span>) :</text:p>
              <text:p text:style-name="P52"><text:bookmark-start text:name="__DdeLink__594_1120800796"/>SAXBuilder sxb = new SAXBuilder();</text:p>
              <text:p text:style-name="P52">URL url = new URL(</text:p>
              <text:p text:style-name="P48"><text:span text:style-name="T43"><text:s/>"</text:span><text:a xlink:type="simple" xlink:href="http://www.ecb.europa.eu/stats/eurofxref/eurofxref-daily.xml" text:style-name="Internet_20_link" text:visited-style-name="Visited_20_Internet_20_Link"><text:span text:style-name="T43">http</text:span></text:a><text:a xlink:type="simple" xlink:href="http://www.ecb.europa.eu/stats/eurofxref/eurofxref-daily.xml" text:style-name="Internet_20_link" text:visited-style-name="Visited_20_Internet_20_Link"><text:span text:style-name="T44">s</text:span></text:a><text:a xlink:type="simple" xlink:href="http://www.ecb.europa.eu/stats/eurofxref/eurofxref-daily.xml" text:style-name="Internet_20_link" text:visited-style-name="Visited_20_Internet_20_Link"><text:span text:style-name="T43">://www.ecb.europa.eu/stats/eurofxref/eurofxref-daily.xml</text:span></text:a><text:span text:style-name="T43">");</text:span></text:p>
              <text:p text:style-name="P52">HttpsURLConnection con = (HttpsURLConnection)url.openConnection();</text:p>
              <text:p text:style-name="P52">Document document = sxb.build(con.getInputStream()); </text:p>
              <text:p text:style-name="P52">Element racine = document.getRootElement();</text:p>
              <text:p text:style-name="P25">Namespace ns = Namespace.getNamespace(</text:p>
              <text:p text:style-name="P26"><text:span text:style-name="T45"><text:s text:c="7"/>"</text:span><text:a xlink:type="simple" xlink:href="http://www.ecb.int/vocabulary/2002-08-01/eurofxref" text:style-name="Internet_20_link" text:visited-style-name="Visited_20_Internet_20_Link"><text:span text:style-name="T46">http://www.ecb.int/vocabulary/2002-08-01/eurofxref</text:span></text:a><text:span text:style-name="T45">");</text:span></text:p>
              <text:p text:style-name="P54"><text:span text:style-name="T50">Element elem = racine.getChild("Cube", ns</text:span><text:span text:style-name="T65">);</text:span><text:bookmark-end text:name="__DdeLink__594_1120800796"/></text:p>
              <text:p text:style-name="P45">Noter ici l'utilisation d'un espace de nom (ns) pour la navigation dans les éléments du document XML. Noter également la présence de plusieurs niveaux d'éléments « Cube ». Compléter le code ci-dessus pour naviguer jusqu'aux monnaies et leurs taux de change</text:p>
            </text:list-item>
            <text:list-item>
              <text:p text:style-name="P45">la documentation complète de l'API jDOM 2 est disponible ici :</text:p>
              <text:p text:style-name="P48"><text:a xlink:type="simple" xlink:href="http://www.jdom.org/docs/apidocs/" text:style-name="Internet_20_link" text:visited-style-name="Visited_20_Internet_20_Link"><text:span text:style-name="T50">http://www.jdom.org/docs/apidocs/</text:span></text:a></text:p>
            </text:list-item>
          </text:list>
        </text:list-item>
      </text:list>
      <text:p text:style-name="P11"/>
      <text:list xml:id="list308198789972" text:continue-numbering="true" text:style-name="L3">
        <text:list-item>
          <text:p text:style-name="P32">Implémenter le composant Web :</text:p>
          <text:list>
            <text:list-item>
              <text:p text:style-name="P32">cliquer avec le bouton droit de la souris sur le composant Web (Converter<text:span text:style-name="T97">Web</text:span>)</text:p>
            </text:list-item>
            <text:list-item>
              <text:p text:style-name="P32">choisir New -&gt; <text:span text:style-name="T98">JSP File</text:span></text:p>
            </text:list-item>
            <text:list-item>
              <text:p text:style-name="P32">donner un nom <text:span text:style-name="T98">au fichier JSP </text:span>(index.<text:span text:style-name="T98">jsp</text:span>), puis cliquer sur Finish</text:p>
            </text:list-item>
            <text:list-item>
              <text:p text:style-name="P32">un fichier index.<text:span text:style-name="T98">jsp </text:span>est généré et pré-rempli : <text:span text:style-name="T98">i) </text:span>d’<text:span text:style-name="T98">une directive JSP indiquant entre autres l’encodage du fichier, </text:span>e<text:span text:style-name="T98">t ii) de</text:span> code HTML de base</text:p>
            </text:list-item>
            <text:list-item>
              <text:p text:style-name="P58"><text:span text:style-name="T4">éditer ce</text:span><text:span text:style-name="T18"> fichier</text:span><text:span text:style-name="T4"> en créant un formulaire où </text:span><text:span text:style-name="T6">l'</text:span><text:span text:style-name="T4">on peut saisir </text:span><text:span text:style-name="T1">un montant à convertir et une monnaie cible</text:span></text:p>
            </text:list-item>
            <text:list-item>
              <text:p text:style-name="P32"><text:soft-page-break/>on demande l'exécution <text:span text:style-name="T99">du même</text:span> <text:span text:style-name="T69">script</text:span> JSP (action="<text:span text:style-name="T99">index</text:span>.jsp") dans le formulaire, lorsque ce dernier est soumis au serveur</text:p>
              <text:p text:style-name="P40">Du coup, il faudrait prévoir un test (if) qui englobe la production du formulaire HTML <text:span text:style-name="T100">par le script :</text:span></text:p>
              <text:p text:style-name="P41"><text:span text:style-name="T41">if(request.getParameter("convert") == null){ … }</text:span></text:p>
              <text:p text:style-name="P41">Je suppose ici que vous avez un champ (hidden, par ex.) qui a un name=<text:span text:style-name="T64">"convert"</text:span></text:p>
            </text:list-item>
            <text:list-item>
              <text:p text:style-name="P32"><text:span text:style-name="T99">ajouter dans</text:span> cette page JSP <text:span text:style-name="T99">le code </text:span>qui permet de récupérer les données saisies par l'utilisateur et qui fait appel au composant EJB pour convertir la montant saisi <text:span text:style-name="T100">(code à mettre dans le else du if précédent) </text:span>:</text:p>
              <text:p text:style-name="P32"><text:span text:style-name="T101">Mais d’abord,</text:span> ajouter <text:span text:style-name="T101">quelque part dans le body </text:span>ce qui suit :</text:p>
              <text:list>
                <text:list-header>
                  <text:p text:style-name="P53">&lt;jsp:useBean class="convert<text:span text:style-name="T101">er</text:span>.ConverterBean" id="beanConv"/&gt;</text:p>
                </text:list-header>
              </text:list>
              <text:p text:style-name="P32">Ceci <text:span text:style-name="T70">indique</text:span> au serveur <text:span text:style-name="T70">qu'il faut réaliser une </text:span>inject<text:span text:style-name="T70">ion</text:span> <text:span text:style-name="T70">de</text:span> dépendance, <text:span text:style-name="T70">qui permet de connecter </text:span>le composant EJB <text:span text:style-name="T70">au</text:span> composant Web, lors du déploiement (nous allons désormais pouvoir référencer le composant EJB ayant une classe convert<text:span text:style-name="T101">er</text:span>.ConverterBean, sous le nom beanConv) </text:p>
              <text:p text:style-name="P42">Ajouter ensuite :</text:p>
              <text:list text:continue-numbering="true">
                <text:list-header>
                  <text:p text:style-name="P61"><text:span text:style-name="T25">&lt;%@page import="java.util.*" %&gt;</text:span><text:span text:style-name="T1"> </text:span></text:p>
                </text:list-header>
              </text:list>
              <text:p text:style-name="P32">Ceci sert à importer toutes les classes du package java.util</text:p>
              <text:p text:style-name="P35">Ajouter <text:span text:style-name="T101">dans cette directive </text:span>les <text:span text:style-name="T101">autres </text:span>imports <text:span text:style-name="T101">quand c’est nécessaire, en les séparant par des virgules. </text:span></text:p>
              <text:p text:style-name="P35"><text:span text:style-name="T101">Ex : </text:span><text:span text:style-name="T47">&lt;%@page </text:span><text:span text:style-name="T48">import="java.util.*,javax.jms.*,javax.naming.*,java.math.*"</text:span><text:span text:style-name="T47"> %&gt;</text:span></text:p>
              <text:p text:style-name="P32"/>
              <text:p text:style-name="P32">&lt;% Tout ce qui est placé ici c'est du code JAVA classique (jusqu'à ''%&gt;'')</text:p>
              <text:list text:continue-numbering="true">
                <text:list-header>
                  <text:p text:style-name="P55">double amount =</text:p>
                  <text:p text:style-name="P55"><text:s text:c="5"/>Double.parseDouble(request.getParameter("amount"));</text:p>
                  <text:p text:style-name="P58"><text:span text:style-name="T4">Cette instruction permet de récupérer </text:span><text:span text:style-name="T19">la valeur saisie dans </text:span><text:span text:style-name="T4">l'élément du formulaire dont le nom est </text:span><text:span text:style-name="T35">amount</text:span><text:span text:style-name="T4"> (</text:span><text:span text:style-name="T20">c’est </text:span><text:span text:style-name="T4">équivalent à </text:span><text:span text:style-name="T35">$_POST['amount']</text:span><text:span text:style-name="T4"> ou </text:span><text:span text:style-name="T35">$_GET['amount']</text:span><text:span text:style-name="T4"> de PHP)</text:span></text:p>
                  <text:p text:style-name="P32">Ajouter le code nécessaire pour récupérer le code de la monnaie cible</text:p>
                  <text:p text:style-name="P55"/>
                  <text:p text:style-name="P55">amount = beanConv.euroToOtherCurrency(amount,currency);</text:p>
                  <text:p text:style-name="P32">Ceci permet d'<text:span text:style-name="T102">invoquer</text:span> la méthode <text:span text:style-name="T42">euroToOtherCurrency</text:span> du bean</text:p>
                  <text:p text:style-name="P55"/>
                  <text:p text:style-name="P55">out.println("&lt;h4&gt;Le montant converti est : &lt;/h4&gt;"+amount);</text:p>
                  <text:p text:style-name="P32">Ceci permet de générer le code HTML placé en paramètre</text:p>
                  <text:p text:style-name="P58"><text:span text:style-name="T4">(équivalent à </text:span><text:span text:style-name="T35">echo '&lt;h4&gt;...'; </text:span><text:span text:style-name="T4">de PHP)</text:span><text:span text:style-name="T3"> ...</text:span></text:p>
                </text:list-header>
              </text:list>
              <text:p text:style-name="P58"><text:span text:style-name="T4">%&gt;</text:span><text:span text:style-name="T1"> </text:span></text:p>
            </text:list-item>
          </text:list>
        </text:list-item>
        <text:list-item>
          <text:p text:style-name="P32">Votre application est prête à être déployée et exécutée</text:p>
          <text:p text:style-name="P32"/>
        </text:list-item>
        <text:list-item>
          <text:p text:style-name="P32">Déployer et exécuter votre application : cliquer avec le bouton droit sur l'icône Converter, puis Run <text:span text:style-name="T102">As &gt; Run on Server</text:span></text:p>
          <text:p text:style-name="P32"/>
        </text:list-item>
        <text:list-item>
          <text:p text:style-name="P32">Pour dé-déployer votre application :</text:p>
          <text:list>
            <text:list-item>
              <text:p text:style-name="P32">choisir <text:span text:style-name="T102">la vue</text:span> Serv<text:span text:style-name="T102">ers</text:span> dans la partie <text:span text:style-name="T102">inférieure </text:span>d’<text:span text:style-name="T102">Eclipse</text:span></text:p>
            </text:list-item>
            <text:list-item>
              <text:p text:style-name="P32">aller dans : <text:span text:style-name="T103">WildFly xxx</text:span> <text:span text:style-name="T107">Runtime </text:span>Server</text:p>
            </text:list-item>
            <text:list-item>
              <text:p text:style-name="P58"><text:span text:style-name="T4">cliquer avec le bouton droit sur l'icône de votre application </text:span><text:span text:style-name="T22">(Converter)</text:span><text:span text:style-name="T4">, puis choisir </text:span><text:span text:style-name="T21">Stop </text:span><text:span text:style-name="T22">(pour dé-déployer) </text:span><text:span text:style-name="T21">ou Remove </text:span><text:span text:style-name="T22">(pour supprimer l’application de la configuration de </text:span><text:span text:style-name="T23">(futurs) </text:span><text:span text:style-name="T22">déploiement</text:span><text:span text:style-name="T23">s </text:span><text:span text:style-name="T24">automatiques</text:span><text:span text:style-name="T22">)</text:span></text:p>
            </text:list-item>
          </text:list>
          <text:p text:style-name="P45"/>
        </text:list-item>
        <text:list-item>
          <text:p text:style-name="P32">Pour effacer les messages affichés dans les consoles de sortie d’<text:span text:style-name="T104">Eclipse</text:span> :</text:p>
          <text:list>
            <text:list-item>
              <text:p text:style-name="P58"><text:soft-page-break/><text:span text:style-name="T4">cliquer au centre de la console avec le bouton droit de la souris, puis choisir Clear</text:span><text:span text:style-name="T1"> </text:span></text:p>
            </text:list-item>
          </text:list>
          <text:p text:style-name="P32"/>
        </text:list-item>
        <text:list-item>
          <text:p text:style-name="P32">A la fin de la séance de TP, ne pas oublier de :</text:p>
          <text:list>
            <text:list-item>
              <text:p text:style-name="P32">dé-déployer vos applications</text:p>
            </text:list-item>
            <text:list-item>
              <text:p text:style-name="P32">arrêter le serveur d'application <text:span text:style-name="T63">: </text:span></text:p>
              <text:list>
                <text:list-item>
                  <text:p text:style-name="P32">choisir l<text:span text:style-name="T104">a vue</text:span> Serv<text:span text:style-name="T104">er</text:span>s dans la <text:span text:style-name="T104">partie inférieur </text:span>d’<text:span text:style-name="T104">Eclipse</text:span></text:p>
                </text:list-item>
                <text:list-item>
                  <text:p text:style-name="P32">cliquer avec le bouton droit sur <text:span text:style-name="T104">WildFly xxx</text:span> <text:span text:style-name="T106">Runtime </text:span>Server ..., puis choisir Stop</text:p>
                </text:list-item>
              </text:list>
            </text:list-item>
            <text:list-item>
              <text:p text:style-name="P32">fermer <text:span text:style-name="T105">Eclipse</text:span></text:p>
            </text:list-item>
          </text:list>
        </text:list-item>
      </text:list>
      <text:p text:style-name="P11"/>
      <text:p text:style-name="P23"><text:span text:style-name="T26">Exercice 2.</text:span><text:span text:style-name="T1"> </text:span></text:p>
      <text:list xml:id="list308035149773" text:continue-list="list308532648082" text:style-name="L1">
        <text:list-item>
          <text:p text:style-name="P27">A la place du composant Web de l'application (considéré comme le client du composant EJB), nous allons écrire une application cliente Java indépendante (classe avec une méthode main qui va utiliser le composant EJB et qui va être déployée dans une JVM indépendante, pas celle utilisée par le serveur d'application) :</text:p>
          <text:list>
            <text:list-item>
              <text:p text:style-name="P27"><text:span text:style-name="T108">Nous avons déjà prévue dans</text:span> la classe du bean l'annotation suivante : <text:span text:style-name="T41">@Remote</text:span></text:p>
              <text:p text:style-name="P27">Ceci indique au serveur d'application, lors du déploiement, que le bean session peut être utilisé par des clients distants. </text:p>
            </text:list-item>
            <text:list-item>
              <text:p text:style-name="P27">Déployer l'application Java EE dans le serveur d'application GlassFish </text:p>
            </text:list-item>
            <text:list-item>
              <text:p text:style-name="P29">Nous allons désormais travailler <text:span text:style-name="T108">soit </text:span>en dehors d’<text:span text:style-name="T108">Eclipse</text:span> (ne pas le fermer) <text:span text:style-name="T108">ou bien dans un projet Java (standard) qu’il faudra créé dans Eclipse</text:span>.</text:p>
            </text:list-item>
            <text:list-item>
              <text:p text:style-name="P29"><text:span text:style-name="T108">Dans la suite, on explique ce qu’il faut faire dans le premier cas. On va </text:span>utiliser un Terminal et un éditeur de texte (Emacs, par exemple)</text:p>
            </text:list-item>
            <text:list-item>
              <text:p text:style-name="P27">Copier l'interface du bean (<text:span text:style-name="T108">I</text:span>Converter.class) dans un répertoire de votre choix (nommé : client/). Par contre, veiller à mettre ce fichier dans la même hiérarchie de répertoires que celle correspondant aux packages de l'interface, et ses éventuelles sous-packages (client/converter/<text:span text:style-name="T109">I</text:span>Converter.class par exemple, si l'interface est déclaré dans un package qui s'appelle converter)</text:p>
            </text:list-item>
            <text:list-item>
              <text:p text:style-name="P27">Écrire une classe Java (Client.java) avec une méthode main dans le même répertoire (client/)</text:p>
            </text:list-item>
            <text:list-item>
              <text:p text:style-name="P43">Copier l’archive WILDFLY_HOME/bin/client/jboss-client.jar dans un sous-répertoire lib de votre répertoire client, et l’ajouter dans le Classpath (ou le build path si vous travaillez sur Eclipse) avant de compiler et exécuter votre programme client</text:p>
            </text:list-item>
            <text:list-item>
              <text:p text:style-name="P27"><text:span text:style-name="T109">La</text:span> méthode <text:span text:style-name="T110">main de la classe Client </text:span>doit effectuer un lookup du bean en utilisant les instructions suivantes :</text:p>
              <text:p text:style-name="P62"><text:span text:style-name="T39">I</text:span><text:span text:style-name="T38">Converter converter = (</text:span><text:span text:style-name="T39">I</text:span><text:span text:style-name="T38">Converter) InitialContext.</text:span><text:span text:style-name="T40">doL</text:span><text:span text:style-name="T38">ookup(</text:span></text:p>
              <text:p text:style-name="P56">"ejb:Converter/ConverterEJB/ConverterBean!converter.IConverter");</text:p>
              <text:p text:style-name="P27">La <text:span text:style-name="T71">chaîne</text:span> de caractères passée en argument à la méthode lookup ci-dessus e<text:span text:style-name="T72">s</text:span>t le nom JNDI donné automatiquement par le serveur d'application au bean lorsqu'il a été déployé <text:span text:style-name="T111">(on peut le voir dans la console lors du déploiement de l’application Converter)</text:span>. Ce nom a été utilisé lors du déploiement pour enregistrer le bean auprès du serveur de noms JNDI.</text:p>
              <text:p text:style-name="P27">(Ne pas oublier d'ajouter les imports nécessaires : javax.naming.InitialContext, ...)</text:p>
            </text:list-item>
            <text:list-item>
              <text:p text:style-name="P27">Pour que le bean soit retrouvé en dehors du serveur d'application, il faudra éditer quelques propriétés de configuration : créer un fichier texte, le nommer jndi.properties et le placer dans le même répertoire que l'emplacement à partir duquel vous allez lancer l'application Java (là où vous allez écrire la commande <text:span text:style-name="T41">java</text:span> : dans le répertoire client/ par exemple)</text:p>
            </text:list-item>
          </text:list>
        </text:list-item>
      </text:list>
      <text:p text:style-name="P2"/>
      <text:list xml:id="list308127722494" text:continue-numbering="true" text:style-name="L1">
        <text:list-item>
          <text:list>
            <text:list-item>
              <text:p text:style-name="P27">Mettre dans ce fichier les <text:span text:style-name="T114">2</text:span> lignes suivantes</text:p>
            </text:list-item>
          </text:list>
        </text:list-item>
      </text:list>
      <text:p text:style-name="P20">java.naming.factory.initial=org.wildfly.naming.client.WildFlyInitialContextFactory</text:p>
      <text:p text:style-name="P20">java.naming.provider.url=http-remoting:·...:808<text:span text:style-name="T115">1</text:span></text:p>
      <text:list xml:id="list308533367085" text:continue-numbering="true" text:style-name="L1">
        <text:list-item>
          <text:list>
            <text:list-header>
              <text:p text:style-name="P27"><text:soft-page-break/>Ne pas oublier de remplacer « ... » par localhost. Dans l'exercice suivant, on va y mettre l'adresse IP de la machine <text:span text:style-name="T111">de l’un de vos camarades,</text:span> sur laquelle se trouve le serveur d'application dans lequel le composant EJB est déployé</text:p>
            </text:list-header>
            <text:list-item>
              <text:p text:style-name="P27">Ajouter à la méthode main le code qu'il faut pour demander à l'utilisateur un montant à convertir et le code de la monnaie cible (utiliser simplement la classe Scanner), puis afficher le résultat retourné par la méthode du bean</text:p>
            </text:list-item>
            <text:list-item>
              <text:p text:style-name="P27">Compiler la classe, puis l'exécuter :</text:p>
            </text:list-item>
          </text:list>
        </text:list-item>
      </text:list>
      <text:p text:style-name="P18">export CLASSPATH=<text:span text:style-name="T57">.:jndi.properties:~/./lib/</text:span><text:span text:style-name="T112">jboss-client.jar</text:span></text:p>
      <text:p text:style-name="P19">java Client</text:p>
      <text:p text:style-name="P11">Le jar ajouté dans le CLASSPATH ci-dessus comporte les classes nécessaires que la JVM instancie pour <text:span text:style-name="T113">accéder au</text:span> serveur de nom<text:span text:style-name="T113">s JNDI</text:span> (et son contexte initial indispensable au lookup du bean).</text:p>
      <text:p text:style-name="P11"/>
      <text:p text:style-name="P12"><text:span text:style-name="T58">Exercice 3.</text:span> </text:p>
      <text:p text:style-name="P2">Les machines des salles de TP sont sur le même réseau. On va déployer le composant EJB sur une machine et lancer l'exécution de l'application Java cliente de cet EJB sur une autre machine.</text:p>
      <text:list xml:id="list3051211637" text:style-name="L4">
        <text:list-item>
          <text:p text:style-name="P36">Demander à un voisin l'adresse IP de sa machine. Vous pouvez aussi ouvrir une session sur une machine voisine</text:p>
        </text:list-item>
        <text:list-item>
          <text:p text:style-name="P36">Éditer le fichier jndi.properties pour y mettre l'adresse IP à la place de localhost</text:p>
        </text:list-item>
        <text:list-item>
          <text:p text:style-name="P36">S'assurer que le nom JNDI du composant EJB recherché (passé en argument à la méthode lookup dans l'application client Java) correspond bien à celui qui a été donné par le serveur d'application là où le composant EJB a été déployé</text:p>
        </text:list-item>
        <text:list-item>
          <text:p text:style-name="P36">Si vous n'avez rien modifié dans le code Java de l'application cliente, pas besoin de re-compiler (seul le fichier jndi.properties, lu par la JVM à l'exécution, aura été modifié)</text:p>
        </text:list-item>
        <text:list-item>
          <text:p text:style-name="P36">Lancer l'exécution de votre programme comme précédemment (<text:span text:style-name="T73">en</text:span> suppos<text:span text:style-name="T73">ant</text:span> que le CLASSPATH comporte les mêmes informations que dans l'exercice précédent) :</text:p>
          <text:p text:style-name="P36"/>
        </text:list-item>
      </text:list>
      <text:p text:style-name="P19">java Client</text:p>
      <text:p text:style-name="P4"/>
      <text:p text:style-name="P4"/>
      <text:p text:style-name="P4">C.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Grande" svg:font-family="LucidaGrande"/>
    <style:font-face style:name="Neo-Symbol" svg:font-family="Neo-Symbol"/>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08-10-13T16:35:31</meta:creation-date>
    <dc:date>2018-11-07T00:03:06.992006003</dc:date>
    <dc:language>fr-FR</dc:language>
    <meta:editing-cycles>190</meta:editing-cycles>
    <meta:editing-duration>P3DT8H18M56S</meta:editing-duration>
    <meta:document-statistic meta:table-count="0" meta:image-count="0" meta:object-count="0" meta:page-count="6" meta:paragraph-count="176" meta:word-count="2403" meta:character-count="15251" meta:non-whitespace-character-count="13106"/>
    <meta:user-defined meta:name="Info 1"/>
    <meta:user-defined meta:name="Info 2"/>
    <meta:user-defined meta:name="Info 3"/>
    <meta:user-defined meta:name="Info 4"/>
  </office:meta>
</office:document-meta>
</file>